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x3_ra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0.046376811594203" calcext:value-type="float">
            <text:p>-0.046376811594203</text:p>
          </table:table-cell>
          <table:table-cell office:value-type="float" office:value="9.75609756097561" calcext:value-type="float">
            <text:p>9.75609756097561</text:p>
          </table:table-cell>
        </table:table-row>
        <table:table-row table:style-name="ro1">
          <table:table-cell office:value-type="float" office:value="-0.104347826086957" calcext:value-type="float">
            <text:p>-0.104347826086957</text:p>
          </table:table-cell>
          <table:table-cell office:value-type="float" office:value="9.46341463414634" calcext:value-type="float">
            <text:p>9.46341463414634</text:p>
          </table:table-cell>
        </table:table-row>
        <table:table-row table:style-name="ro1">
          <table:table-cell office:value-type="float" office:value="-0.127536231884058" calcext:value-type="float">
            <text:p>-0.127536231884058</text:p>
          </table:table-cell>
          <table:table-cell office:value-type="float" office:value="9.26829268292683" calcext:value-type="float">
            <text:p>9.26829268292683</text:p>
          </table:table-cell>
        </table:table-row>
        <table:table-row table:style-name="ro1">
          <table:table-cell office:value-type="float" office:value="-0.139130434782609" calcext:value-type="float">
            <text:p>-0.139130434782609</text:p>
          </table:table-cell>
          <table:table-cell office:value-type="float" office:value="9.04878048780488" calcext:value-type="float">
            <text:p>9.04878048780488</text:p>
          </table:table-cell>
        </table:table-row>
        <table:table-row table:style-name="ro1">
          <table:table-cell office:value-type="float" office:value="-0.127536231884058" calcext:value-type="float">
            <text:p>-0.127536231884058</text:p>
          </table:table-cell>
          <table:table-cell office:value-type="float" office:value="8.70731707317073" calcext:value-type="float">
            <text:p>8.70731707317073</text:p>
          </table:table-cell>
        </table:table-row>
        <table:table-row table:style-name="ro1">
          <table:table-cell office:value-type="float" office:value="-0.115942028985507" calcext:value-type="float">
            <text:p>-0.115942028985507</text:p>
          </table:table-cell>
          <table:table-cell office:value-type="float" office:value="8.46341463414634" calcext:value-type="float">
            <text:p>8.46341463414634</text:p>
          </table:table-cell>
        </table:table-row>
        <table:table-row table:style-name="ro1">
          <table:table-cell office:value-type="float" office:value="-0.0927536231884059" calcext:value-type="float">
            <text:p>-0.0927536231884059</text:p>
          </table:table-cell>
          <table:table-cell office:value-type="float" office:value="8.21951219512195" calcext:value-type="float">
            <text:p>8.21951219512195</text:p>
          </table:table-cell>
        </table:table-row>
        <table:table-row table:style-name="ro1">
          <table:table-cell office:value-type="float" office:value="-0.0347826086956523" calcext:value-type="float">
            <text:p>-0.0347826086956523</text:p>
          </table:table-cell>
          <table:table-cell office:value-type="float" office:value="7.90243902439024" calcext:value-type="float">
            <text:p>7.90243902439024</text:p>
          </table:table-cell>
        </table:table-row>
        <table:table-row table:style-name="ro1">
          <table:table-cell office:value-type="float" office:value="0.0231884057971014" calcext:value-type="float">
            <text:p>0.0231884057971014</text:p>
          </table:table-cell>
          <table:table-cell office:value-type="float" office:value="7.68292682926829" calcext:value-type="float">
            <text:p>7.68292682926829</text:p>
          </table:table-cell>
        </table:table-row>
        <table:table-row table:style-name="ro1">
          <table:table-cell office:value-type="float" office:value="0.0927536231884058" calcext:value-type="float">
            <text:p>0.0927536231884058</text:p>
          </table:table-cell>
          <table:table-cell office:value-type="float" office:value="7.48780487804878" calcext:value-type="float">
            <text:p>7.48780487804878</text:p>
          </table:table-cell>
        </table:table-row>
        <table:table-row table:style-name="ro1">
          <table:table-cell office:value-type="float" office:value="0.150724637681159" calcext:value-type="float">
            <text:p>0.150724637681159</text:p>
          </table:table-cell>
          <table:table-cell office:value-type="float" office:value="7.26829268292683" calcext:value-type="float">
            <text:p>7.26829268292683</text:p>
          </table:table-cell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7.02439024390244" calcext:value-type="float">
            <text:p>7.02439024390244</text:p>
          </table:table-cell>
        </table:table-row>
        <table:table-row table:style-name="ro1">
          <table:table-cell office:value-type="float" office:value="0.463768115942029" calcext:value-type="float">
            <text:p>0.463768115942029</text:p>
          </table:table-cell>
          <table:table-cell office:value-type="float" office:value="6.60975609756098" calcext:value-type="float">
            <text:p>6.60975609756098</text:p>
          </table:table-cell>
        </table:table-row>
        <table:table-row table:style-name="ro1">
          <table:table-cell office:value-type="float" office:value="0.684057971014493" calcext:value-type="float">
            <text:p>0.684057971014493</text:p>
          </table:table-cell>
          <table:table-cell office:value-type="float" office:value="6.21951219512195" calcext:value-type="float">
            <text:p>6.21951219512195</text:p>
          </table:table-cell>
        </table:table-row>
        <table:table-row table:style-name="ro1">
          <table:table-cell office:value-type="float" office:value="1.04347826086957" calcext:value-type="float">
            <text:p>1.04347826086957</text:p>
          </table:table-cell>
          <table:table-cell office:value-type="float" office:value="5.85365853658537" calcext:value-type="float">
            <text:p>5.85365853658537</text:p>
          </table:table-cell>
        </table:table-row>
        <table:table-row table:style-name="ro1">
          <table:table-cell office:value-type="float" office:value="1.29855072463768" calcext:value-type="float">
            <text:p>1.29855072463768</text:p>
          </table:table-cell>
          <table:table-cell office:value-type="float" office:value="5.31707317073171" calcext:value-type="float">
            <text:p>5.31707317073171</text:p>
          </table:table-cell>
        </table:table-row>
        <table:table-row table:style-name="ro1">
          <table:table-cell office:value-type="float" office:value="1.51884057971015" calcext:value-type="float">
            <text:p>1.51884057971015</text:p>
          </table:table-cell>
          <table:table-cell office:value-type="float" office:value="4.82926829268293" calcext:value-type="float">
            <text:p>4.82926829268293</text:p>
          </table:table-cell>
        </table:table-row>
        <table:table-row table:style-name="ro1">
          <table:table-cell office:value-type="float" office:value="1.65797101449275" calcext:value-type="float">
            <text:p>1.65797101449275</text:p>
          </table:table-cell>
          <table:table-cell office:value-type="float" office:value="4.34146341463415" calcext:value-type="float">
            <text:p>4.34146341463415</text:p>
          </table:table-cell>
        </table:table-row>
        <table:table-row table:style-name="ro1">
          <table:table-cell office:value-type="float" office:value="1.71594202898551" calcext:value-type="float">
            <text:p>1.71594202898551</text:p>
          </table:table-cell>
          <table:table-cell office:value-type="float" office:value="3.82926829268293" calcext:value-type="float">
            <text:p>3.82926829268293</text:p>
          </table:table-cell>
        </table:table-row>
        <table:table-row table:style-name="ro1">
          <table:table-cell office:value-type="float" office:value="1.6695652173913" calcext:value-type="float">
            <text:p>1.6695652173913</text:p>
          </table:table-cell>
          <table:table-cell office:value-type="float" office:value="3.31707317073171" calcext:value-type="float">
            <text:p>3.31707317073171</text:p>
          </table:table-cell>
        </table:table-row>
        <table:table-row table:style-name="ro1">
          <table:table-cell office:value-type="float" office:value="1.54202898550725" calcext:value-type="float">
            <text:p>1.54202898550725</text:p>
          </table:table-cell>
          <table:table-cell office:value-type="float" office:value="2.80487804878049" calcext:value-type="float">
            <text:p>2.80487804878049</text:p>
          </table:table-cell>
        </table:table-row>
        <table:table-row table:style-name="ro1">
          <table:table-cell office:value-type="float" office:value="1.34492753623188" calcext:value-type="float">
            <text:p>1.34492753623188</text:p>
          </table:table-cell>
          <table:table-cell office:value-type="float" office:value="2.34146341463415" calcext:value-type="float">
            <text:p>2.34146341463415</text:p>
          </table:table-cell>
        </table:table-row>
        <table:table-row table:style-name="ro1">
          <table:table-cell office:value-type="float" office:value="1.06666666666667" calcext:value-type="float">
            <text:p>1.06666666666667</text:p>
          </table:table-cell>
          <table:table-cell office:value-type="float" office:value="1.85365853658537" calcext:value-type="float">
            <text:p>1.85365853658537</text:p>
          </table:table-cell>
        </table:table-row>
        <table:table-row table:style-name="ro1">
          <table:table-cell office:value-type="float" office:value="0.834782608695652" calcext:value-type="float">
            <text:p>0.834782608695652</text:p>
          </table:table-cell>
          <table:table-cell office:value-type="float" office:value="1.34146341463414" calcext:value-type="float">
            <text:p>1.34146341463414</text:p>
          </table:table-cell>
        </table:table-row>
        <table:table-row table:style-name="ro1">
          <table:table-cell office:value-type="float" office:value="0.568115942028985" calcext:value-type="float">
            <text:p>0.568115942028985</text:p>
          </table:table-cell>
          <table:table-cell office:value-type="float" office:value="0.853658536585366" calcext:value-type="float">
            <text:p>0.853658536585366</text:p>
          </table:table-cell>
        </table:table-row>
        <table:table-row table:style-name="ro1">
          <table:table-cell office:value-type="float" office:value="0.289855072463768" calcext:value-type="float">
            <text:p>0.289855072463768</text:p>
          </table:table-cell>
          <table:table-cell office:value-type="float" office:value="0.341463414634147" calcext:value-type="float">
            <text:p>0.341463414634147</text:p>
          </table:table-cell>
        </table:table-row>
        <table:table-row table:style-name="ro1">
          <table:table-cell office:value-type="float" office:value="0.104347826086956" calcext:value-type="float">
            <text:p>0.104347826086956</text:p>
          </table:table-cell>
          <table:table-cell office:value-type="float" office:value="0.0243902439024382" calcext:value-type="float">
            <text:p>0.0243902439024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4" meta:object-count="0"/>
    <meta:generator>LibreOffice/7.3.7.2$Linux_X86_64 LibreOffice_project/30$Build-2</meta:generator>
  </office:meta>
</office:document-meta>
</file>